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text-properties style:font-name="Arial" fo:font-style="italic" style:font-style-asian="italic" style:font-name-complex="Arial"/>
    </style:style>
    <style:style style:name="P10" style:family="paragraph" style:parent-style-name="Standard">
      <style:text-properties style:font-name="Arial" fo:font-style="italic" officeooo:rsid="0018166b" officeooo:paragraph-rsid="0018166b" style:font-style-asian="italic" style:font-name-complex="Arial"/>
    </style:style>
    <style:style style:name="P11" style:family="paragraph" style:parent-style-name="Heading_20_1">
      <style:text-properties fo:font-size="12pt" style:font-size-asian="12pt"/>
    </style:style>
    <style:style style:name="P12" style:family="paragraph" style:parent-style-name="Heading_20_1">
      <style:text-properties fo:font-size="12pt" fo:font-weight="normal" style:font-size-asian="12pt" style:font-weight-asian="normal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1728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1" text:outline-level="1">Actor</text:h>
          </table:table-cell>
          <table:table-cell table:style-name="Tabla1.B1" table:number-columns-spanned="4" office:value-type="string">
            <text:h text:style-name="Heading_20_3" text:outline-level="3"><text:span text:style-name="T3">Temporizador</text:span> 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10">Dispositivo encargado de controlar el tiempo de recepción del paquete en un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4">&lt;&lt; Características que describen al actor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4">&lt;&lt; Relaciones que posee el actor con otros actores del sistema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>&lt;&lt; Elementos del desarrollo en los que interviene el Actor (Caso de Uso, Diagrama de secuencia, ...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4">&lt;&lt; Esta línea se podría repetir para mantener una historia de cambios en la descripción del actor &gt;&gt;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6"/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6"/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2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6"/>
          </table:table-cell>
        </table:table-row>
        <table:table-row table:style-name="Tabla2.4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6"/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6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2"><text:s/></text:span><text:span text:style-name="T1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5">&lt;&lt; Comentarios adicionales sobre el actor &gt;&gt;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2:33:08.409761492</dc:date>
    <meta:editing-cycles>5</meta:editing-cycles>
    <meta:editing-duration>PT4M3S</meta:editing-duration>
    <meta:generator>LibreOffice/5.1.6.2$Linux_X86_64 LibreOffice_project/10m0$Build-2</meta:generator>
    <meta:document-statistic meta:table-count="3" meta:image-count="0" meta:object-count="0" meta:page-count="1" meta:paragraph-count="22" meta:word-count="112" meta:character-count="706" meta:non-whitespace-character-count="613"/>
  </office:meta>
</office:document-meta>
</file>